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9DF20A7838FF2B05.png" manifest:media-type="image/png"/>
  <manifest:file-entry manifest:full-path="Pictures/100000000000005E0000005EC5C6E72F0E1724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12cm, 12.433cm, 3.503cm, 6.2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.414cm" svg:height="20.551cm" svg:x="1.917cm" svg:y="0.272cm">
          <draw:image xlink:href="Pictures/1000000000000556000003009DF20A7838FF2B0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5C6E72F0E17243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4T08:47:28.937178324</dc:date>
    <meta:editing-duration>PT1H30S</meta:editing-duration>
    <meta:editing-cycles>15</meta:editing-cycles>
    <meta:generator>LibreOffice/5.1.6.2$Linux_X86_64 LibreOffice_project/10m0$Build-2</meta:generator>
    <meta:document-statistic meta:object-count="1"/>
  </office:meta>
</office:document-meta>
</file>